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44cm" fo:margin-left="0.265cm" table:align="left"/>
    </style:style>
    <style:style style:name="Table3.A" style:family="table-column">
      <style:table-column-properties style:column-width="10.16cm"/>
    </style:style>
    <style:style style:name="Table3.B" style:family="table-column">
      <style:table-column-properties style:column-width="9.384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2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6.15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024cm" fo:margin-left="0.344cm" table:align="left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0.344cm"/>
    </style:style>
    <style:style style:name="Table5.C" style:family="table-column">
      <style:table-column-properties style:column-width="5.689cm"/>
    </style:style>
    <style:style style:name="Table5.D" style:family="table-column">
      <style:table-column-properties style:column-width="2.514cm"/>
    </style:style>
    <style:style style:name="Table5.E" style:family="table-column">
      <style:table-column-properties style:column-width="1.588cm"/>
    </style:style>
    <style:style style:name="Table5.F" style:family="table-column">
      <style:table-column-properties style:column-width="1.614cm"/>
    </style:style>
    <style:style style:name="Table5.G" style:family="table-column">
      <style:table-column-properties style:column-width="2.223cm"/>
    </style:style>
    <style:style style:name="Table5.H" style:family="table-column">
      <style:table-column-properties style:column-width="2.35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78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209cm" fo:margin-left="0.582cm" table:align="left"/>
    </style:style>
    <style:style style:name="Table6.A" style:family="table-column">
      <style:table-column-properties style:column-width="9.393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Times New Roman" fo:font-size="8pt" style:font-size-asian="8pt" style:font-size-complex="8pt"/>
    </style:style>
    <style:style style:name="P12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5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6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7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4"><text:s/><text:placeholder text:placeholder-type="text">&lt;(o.partner_id and o.partner_id.name or '').upper()&gt;</text:placeholder></text:p>
            <text:p text:style-name="P24"><text:s/><text:placeholder text:placeholder-type="text">&lt;(o.partner_id and o.partner_id.street or '').upper()&gt;</text:placeholder></text:p>
            <text:p text:style-name="P24"><text:s/><text:placeholder text:placeholder-type="text">&lt;(o.partner_id and o.partner_id.street2 or '').upper()&gt;</text:placeholder></text:p>
            <text:p text:style-name="P24"><text:s/><text:placeholder text:placeholder-type="text">&lt;get_s3(o.partner_id).upper()&gt;</text:placeholder> <text:s/></text:p>
            <text:p text:style-name="P24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4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4"><text:s/></text:p>
            <text:p text:style-name="P24"><text:s/></text:p>
          </table:table-cell>
          <table:table-cell table:style-name="Table3.A1" office:value-type="string">
            <text:p text:style-name="P24"><text:s/><text:placeholder text:placeholder-type="text">&lt;(o.cons_loca and o.cons_loca.name or '').upper()&gt;</text:placeholder> </text:p>
            <text:p text:style-name="P24"><text:s/><text:placeholder text:placeholder-type="text">&lt;(o.cons_loca and o.cons_loca.street or '').upper()&gt;</text:placeholder></text:p>
            <text:p text:style-name="P24"><text:s/><text:placeholder text:placeholder-type="text">&lt;(o.cons_loca and o.cons_loca.street2 or '').upper()&gt;</text:placeholder></text:p>
            <text:p text:style-name="P24"><text:s/><text:placeholder text:placeholder-type="text">&lt;get_s3(o.cons_loca)&gt;</text:placeholder></text:p>
            <text:p text:style-name="P24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4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4"><text:s/></text:p>
            <text:p text:style-name="P24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5"><text:s text:c="2"/>Invoice No </text:p>
            <text:p text:style-name="P26"><text:s text:c="2"/>Invoice Date </text:p>
            <text:p text:style-name="P26"><text:s text:c="2"/>Customer No</text:p>
            <text:p text:style-name="P26"><text:s text:c="2"/>P.O No </text:p>
            <text:p text:style-name="P26"><text:s text:c="2"/>P.O. Date <text:s text:c="2"/></text:p>
            <text:p text:style-name="P21"><text:span text:style-name="T1"><text:s text:c="2"/></text:span>PayTerms</text:p>
          </table:table-cell>
          <table:table-cell table:style-name="Table4.A1" office:value-type="string">
            <text:p text:style-name="P25">: <text:s/><text:placeholder text:placeholder-type="text">&lt;o.vvt_number or ''&gt;</text:placeholder></text:p>
            <text:p text:style-name="P25">: <text:s/><text:placeholder text:placeholder-type="text">&lt;get_date(o.date_invoice)&gt;</text:placeholder></text:p>
            <text:p text:style-name="P25">: <text:s/><text:placeholder text:placeholder-type="text">&lt;o.partner_id and o.partner_id.customer_code or ''&gt;</text:placeholder></text:p>
            <text:p text:style-name="P25">: <text:s/><text:placeholder text:placeholder-type="text">&lt;o.sale_id and o.sale_id.po_number or ''&gt;</text:placeholder></text:p>
            <text:p text:style-name="P25">: <text:s/><text:placeholder text:placeholder-type="text">&lt;get_date(o.sale_id.po_date)&gt;</text:placeholder></text:p>
            <text:p text:style-name="P25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2"><text:s text:c="2"/>Transporter</text:p>
            <text:p text:style-name="P22"><text:s text:c="2"/>Truck No</text:p>
            <text:p text:style-name="P22"><text:s text:c="2"/>Place of Delivery</text:p>
            <text:p text:style-name="P22"><text:s text:c="2"/>Date &amp; Time of</text:p>
            <text:p text:style-name="P22"><text:s text:c="2"/>Prep. Of Inv</text:p>
            <text:p text:style-name="P22"><text:s text:c="2"/>Rem. Of Goods</text:p>
            <text:p text:style-name="P22"><text:s text:c="2"/>LR Number</text:p>
            <text:p text:style-name="P22"><text:s text:c="2"/>Date</text:p>
          </table:table-cell>
          <table:table-cell table:style-name="Table4.A1" office:value-type="string">
            <text:p text:style-name="P23">: <text:s/><text:placeholder text:placeholder-type="text">&lt;o.delivery_order_id and o.delivery_order_id.transporter or ''&gt;</text:placeholder></text:p>
            <text:p text:style-name="P23">: <text:s/><text:placeholder text:placeholder-type="text">&lt;o.delivery_order_id and o.delivery_order_id.truck or ''&gt;</text:placeholder></text:p>
            <text:p text:style-name="P23">: <text:s/><text:placeholder text:placeholder-type="text">&lt;o.place_of_delivery or ''&gt;</text:placeholder></text:p>
            <text:p text:style-name="P23"/>
            <text:p text:style-name="P23">: <text:s/><text:placeholder text:placeholder-type="text">&lt;o.inv_date_as_char&gt;</text:placeholder></text:p>
            <text:p text:style-name="P23">: <text:s/><text:placeholder text:placeholder-type="text">&lt;o.rem_date_as_char&gt;</text:placeholder></text:p>
            <text:p text:style-name="P23">: <text:s/><text:placeholder text:placeholder-type="text">&lt;o.lr_no or ''&gt;</text:placeholder></text:p>
            <text:p text:style-name="P23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5"/>
          </table:table-cell>
          <table:table-cell table:style-name="Table5.A1" table:number-columns-spanned="2" office:value-type="string">
            <text:p text:style-name="P15"/>
          </table:table-cell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8" office:value-type="string">
            <text:p text:style-name="P16"><text:placeholder text:placeholder-type="text">&lt;for each="line in o.invoice_line"&gt;</text:placeholder></text:p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2"><text:s text:c="4"/><text:placeholder text:placeholder-type="text">&lt;line.product_id and line.product_id.default_code or '' &gt;</text:placeholder></text:p>
          </table:table-cell>
          <table:table-cell table:style-name="Table5.A1" table:number-columns-spanned="2" office:value-type="string">
            <text:p text:style-name="P12"><text:placeholder text:placeholder-type="text">&lt;line.product_id and line.product_id.name or ''&gt;</text:placeholder></text:p>
          </table:table-cell>
          <table:covered-table-cell/>
          <table:table-cell table:style-name="Table5.A1" office:value-type="string">
            <text:p text:style-name="P12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2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3"><text:placeholder text:placeholder-type="text">&lt;get_amt(line.price_unit)&gt;</text:placeholder> <text:s/></text:p>
          </table:table-cell>
          <table:table-cell table:style-name="Table5.A1" office:value-type="string">
            <text:p text:style-name="P13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1"/>
            <text:p text:style-name="P11"><text:placeholder text:placeholder-type="text">&lt;get_amt(o.amount_untaxed)&gt;</text:placeholder></text:p>
          </table:table-cell>
        </table:table-row>
        <table:table-row table:style-name="Table5.6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6">CGST</text:p>
            <text:p text:style-name="P16">SGST</text:p>
            <text:p text:style-name="P16">IGST</text:p>
          </table:table-cell>
          <table:table-cell table:style-name="Table5.A1" office:value-type="string">
            <text:p text:style-name="P19"><text:placeholder text:placeholder-type="text">&lt;get_amt(get_cgst_tax(o.sale_tax_id))&gt;</text:placeholder> %</text:p>
            <text:p text:style-name="P19"><text:placeholder text:placeholder-type="text">&lt;get_amt(get_sgst_tax(o.sale_tax_id))&gt;</text:placeholder> %</text:p>
            <text:p text:style-name="P19"><text:placeholder text:placeholder-type="text">&lt;get_amt(get_igst_tax(o.sale_tax_id))&gt;</text:placeholder> %</text:p>
          </table:table-cell>
          <table:table-cell table:style-name="Table5.A1" office:value-type="string">
            <text:p text:style-name="P11"><text:placeholder text:placeholder-type="text">&lt;get_amt(o.amount_total_cgst_tax)&gt;</text:placeholder></text:p>
            <text:p text:style-name="P11"><text:placeholder text:placeholder-type="text">&lt;get_amt(o.amount_total_sgst_tax)&gt;</text:placeholder></text:p>
            <text:p text:style-name="P11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table:number-columns-spanned="2" office:value-type="string">
            <text:p text:style-name="P17"/>
            <text:p text:style-name="P17"><text:s text:c="26"/></text:p>
          </table:table-cell>
          <table:covered-table-cell/>
          <table:table-cell table:style-name="Table5.A7" table:number-columns-spanned="3" office:value-type="string">
            <text:p text:style-name="P17"><text:s/><text:placeholder text:placeholder-type="text">&lt;amount_to_text(o.amount_tax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1"><text:placeholder text:placeholder-type="text">&lt;get_amt(o.amount_tax)&gt;</text:placeholder></text:p>
          </table:table-cell>
        </table:table-row>
        <text:soft-page-break/>
        <table:table-row table:style-name="Table5.8">
          <table:table-cell table:style-name="Table5.A7" table:number-columns-spanned="2" office:value-type="string">
            <text:p text:style-name="P17"/>
          </table:table-cell>
          <table:covered-table-cell/>
          <table:table-cell table:style-name="Table5.A7" table:number-columns-spanned="3" office:value-type="string">
            <text:p text:style-name="P17"><text:s/><text:placeholder text:placeholder-type="text">&lt;amount_to_text(o.amount_total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1"><text:placeholder text:placeholder-type="text">&lt;get_amt(o.amount_total)&gt;</text:placeholder></text:p>
          </table:table-cell>
        </table:table-row>
        <table:table-row table:style-name="Table5.9">
          <table:table-cell table:style-name="Table5.A1" table:number-columns-spanned="2" office:value-type="string">
            <text:p text:style-name="P17"><text:s text:c="28"/></text:p>
          </table:table-cell>
          <table:covered-table-cell/>
          <table:table-cell table:style-name="Table5.A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text:s/></text:p>
            <text:p text:style-name="P17"><text:placeholder text:placeholder-type="text">&lt;o.material_info or ''&gt;</text:placeholder></text:p>
          </table:table-cell>
          <table:table-cell table:style-name="Table6.B1" office:value-type="string">
            <text:p text:style-name="P17"/>
          </table:table-cell>
        </table:table-row>
        <table:table-row table:style-name="Table6.2">
          <table:table-cell table:style-name="Table6.A1" office:value-type="string">
            <text:p text:style-name="P18"><text:s/></text:p>
            <text:p text:style-name="P18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2:09:50</dc:date>
    <meta:editing-duration>P2DT23H57M58S</meta:editing-duration>
    <meta:editing-cycles>788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6" meta:character-count="2919" meta:non-whitespace-character-count="2569"/>
  </office:meta>
</office:document-meta>
</file>